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8c2a1" officeooo:paragraph-rsid="0018c2a1"/>
    </style:style>
    <style:style style:name="P2" style:family="paragraph" style:parent-style-name="Preformatted_20_Text" style:list-style-name="L1">
      <style:text-properties officeooo:rsid="0018c2a1" officeooo:paragraph-rsid="0018c2a1"/>
    </style:style>
    <style:style style:name="P3" style:family="paragraph" style:parent-style-name="Preformatted_20_Text" style:list-style-name="L1">
      <style:text-properties officeooo:rsid="001a7d24" officeooo:paragraph-rsid="001a7d24"/>
    </style:style>
    <style:style style:name="P4" style:family="paragraph" style:parent-style-name="Preformatted_20_Text" style:list-style-name="L1">
      <style:text-properties officeooo:rsid="001c2d20" officeooo:paragraph-rsid="001c2d2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CA publicaiton review</text:p>
      <text:list xml:id="list5468026784881231875" text:style-name="L1">
        <text:list-item>
          <text:p text:style-name="P2">Regever 2017 Science Forum: The Human Cell Atlas</text:p>
          <text:list>
            <text:list-item>
              <text:p text:style-name="P2">The recent advent of methods for high-throughput single-cell molecular profiling has catalyzed a growing sense in the scientific community that the time is ripe to complete the 150-year-old effort to identify all cell types in the human body. The Human Cell Atlas Project is an international collaborative effort that aims to define all human cell types in terms of distinctive molecular profiles (such as gene expression profiles) and to connect this information with classical cellular descriptions (such as location and morphology). An open comprehensive reference map of the molecular state of cells in healthy human tissues would propel the systematic study of physiological states, developmental trajectories, regulatory circuitry and interactions of cells, and also provide a framework for understanding cellular dysregulation in human disease. Here we describe the idea, its potential utility, early proofs-of-concept, and some design considerations for the Human Cell Atlas, including a commitment to open data, code, and community.</text:p>
            </text:list-item>
          </text:list>
        </text:list-item>
        <text:list-item>
          <text:p text:style-name="P4">Regev 2017 The Human Cell Atlas: from vision to reality</text:p>
          <text:list>
            <text:list-item>
              <text:p text:style-name="P2">O ur knowledge of the cells that make up the human body, and how they vary from person to person, or throughout development and in health or disease, is still very limited. This week, a year after project planning began, more than 130 biologists, computational scientists, technologists and clinicians are reconvening in Rehovot, Israel, to kick the Human Cell Atlas initiative 1 into full gear. This interna- tional collaboration between hundreds of scientists from dozens of universities and institutes — including the UK Wellcome Trust Sanger Institute, RIKEN in Japan, the Karolinska Institute in Stockholm and the Broad Institute of MIT and Harvard in Cambridge, Massachusetts — aims to create comprehensive reference maps of all human cells as a basis for research, diagnosis, moni- toring and treatment. On behalf of the Human Cell Atlas organizing committee, we outline here some of the key challenges faced in building such an atlas — and our proposed strategies. For more details on how the atlas will be built as an open global resource, see the white paper 2 posted on the Human Cell Atlas website. Cells have been characterized and classified with increasing precision since Robert Hooke first identified them under the microscope in the seventeenth century. But biologists have not yet determined all the molecular constitu- ents of cells, nor have they established how all these constituents are associated with each other in tissues, systems and organs. As a result, there are many cell types we don’t know about. We also don’t know how all the cells in the body change from one state to another, which other cells they interact with or how they are altered during development.</text:p>
            </text:list-item>
          </text:list>
        </text:list-item>
        <text:list-item>
          <text:p text:style-name="P3">2017 The Human Cell Atlas White Paper</text:p>
          <text:list>
            <text:list-item>
              <text:p text:style-name="P3">The Human Cell Atlas (HCA) will be made up of comprehensive reference maps of all human cells — the fundamental units of life — as a basis for understanding fundamental human biological processes and diagnosing, monitoring, and treating disease. It will help scientists understand how genetic variants impact disease risk, define drug toxicities, discover better therapies, and advance regenerative medicine. A resource of such ambition and scale should be built in stages, increasing in size, breadth, and resolution as technologies develop and understanding deepens. We will therefore pursue Phase 1 as a suite of flagship projects in key tissues, systems, and organs. We will bring together experts in biology, medicine, genomics, technology development and computation (including data analysis, software engineering, and visualization). We will also need standardized experimental and computational methods that will allow us to compare diverse cell and tissue types — and samples across human communities — in consistent ways, ensuring that the resulting resource is truly globa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2-15T00:15:37.428563219</dc:date>
    <meta:editing-duration>PT3M27S</meta:editing-duration>
    <meta:editing-cycles>3</meta:editing-cycles>
    <meta:document-statistic meta:table-count="0" meta:image-count="0" meta:object-count="0" meta:page-count="1" meta:paragraph-count="7" meta:word-count="616" meta:character-count="3987" meta:non-whitespace-character-count="3377"/>
  </office:meta>
</office:document-meta>
</file>